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0ea0e" officeooo:paragraph-rsid="0000ea0e"/>
    </style:style>
    <style:style style:name="P2" style:family="paragraph" style:parent-style-name="Standard">
      <style:text-properties officeooo:rsid="00020c9d" officeooo:paragraph-rsid="00020c9d"/>
    </style:style>
    <style:style style:name="P3" style:family="paragraph" style:parent-style-name="Standard">
      <style:text-properties officeooo:rsid="0004e0db" officeooo:paragraph-rsid="0004e0db"/>
    </style:style>
    <style:style style:name="P4" style:family="paragraph" style:parent-style-name="Standard">
      <style:text-properties officeooo:rsid="000678b1" officeooo:paragraph-rsid="000678b1"/>
    </style:style>
    <style:style style:name="P5" style:family="paragraph" style:parent-style-name="Standard">
      <style:text-properties officeooo:rsid="00083ce0" officeooo:paragraph-rsid="00083ce0"/>
    </style:style>
    <style:style style:name="T1" style:family="text">
      <style:text-properties officeooo:rsid="00020c9d"/>
    </style:style>
    <style:style style:name="T2" style:family="text">
      <style:text-properties officeooo:rsid="0004e0db"/>
    </style:style>
    <style:style style:name="T3" style:family="text">
      <style:text-properties officeooo:rsid="000678b1"/>
    </style:style>
    <style:style style:name="T4" style:family="text">
      <style:text-properties officeooo:rsid="000993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Power = 4.7W, no steady state, because the operations in Raspberry changes.</text:p>
      <text:p text:style-name="P1">2. about 1 frame per second, 1 packet per second, DNS packets</text:p>
      <text:p text:style-name="P1">3. <text:span text:style-name="T1">Power = 5.1W, Power = 5.0 W, <text:s/>more expensive to send.</text:span></text:p>
      <text:p text:style-name="P2">4. Power = 5.6W, when client, Power = 5.6W, a bit unstable <text:span text:style-name="T2">in the beginning</text:span>, rised to 6.<text:span text:style-name="T2">2</text:span>W</text:p>
      <text:p text:style-name="P3">5. consistently Power = 6.3 <text:span text:style-name="T3">W </text:span>when server, Power = 5.8 W when server</text:p>
      <text:p text:style-name="P3">slight increase</text:p>
      <text:p text:style-name="P4">6. Power = 6.5 W, max = 6.7 W, <text:span text:style-name="T4">this is the largest power consumption so far.</text:span></text:p>
      <text:p text:style-name="P4"/>
      <text:p text:style-name="P5">7. UK CI = 78eq/kWh, test was run for 20 sec, power = 6.5W,</text:p>
      <text:p text:style-name="P5"/>
      <text:p text:style-name="P5">CF = 78 * 6.5 * 20 / 3600 = 2.8 CO2 eq</text:p>
      <text:p text:style-name="P5"/>
      <text:p text:style-name="P5">8. 30 * 10^9 * 2.8 = 8.4 x 10^10 CO2 eq</text:p>
      <text:p text:style-name="P5"/>
      <text:p text:style-name="P5">8.4 * 10^10 * 2 = 1.68 * 10^11 CO2 eq</text:p>
      <text:p text:style-name="P5"/>
      <text:p text:style-name="P5">not a good estimate, Raspberry pi is a very little device with little power consumption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AT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loext:hidden="true" style:hidden="true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loext:hidden="true" style:hidden="true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ender" style:family="paragraph" loext:hidden="true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Addressee" style:family="paragraph" loext:hidden="true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" style:family="paragraph" loext:hidden="true" style:hidden="true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loext:hidden="true" style:hidden="true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in" fo:margin-right="0in" fo:text-indent="0in" style:auto-text-indent="false"/>
    </style:style>
    <style:style style:name="Frame_20_contents" style:display-name="Frame contents" style:family="paragraph" loext:hidden="true" style:hidden="true" style:parent-style-name="Standard" style:class="extra"/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loext:hidden="true" style:hidden="true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Appendix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loext:hidden="true" style:hidden="true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loext:hidden="true" style:hidden="true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loext:hidden="true" style:hidden="true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loext:hidden="true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loext:hidden="true" style:hidden="true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igure" style:family="paragraph" loext:hidden="true" style:hidden="true" style:parent-style-name="Caption" style:class="extra"/>
    <style:style style:name="Table" style:family="paragraph" loext:hidden="true" style:hidden="true" style:parent-style-name="Caption" style:class="extra"/>
    <style:style style:name="Text" style:family="paragraph" loext:hidden="true" style:hidden="true" style:parent-style-name="Caption" style:class="extra"/>
    <style:style style:name="Drawing" style:family="paragraph" loext:hidden="true" style:hidden="true" style:parent-style-name="Caption" style:class="extra"/>
    <style:style style:name="Head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llustration" style:family="paragraph" loext:hidden="true" style:hidden="true" style:parent-style-name="Caption" style:class="extra"/>
    <style:style style:name="Table_20_index_20_1" style:display-name="Table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Figure_20_Index_20_1" style:display-name="Figure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User_20_Index_20_1" style:display-name="User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1.572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Contents_20_1" style:display-name="Contents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loext:hidden="true" style:hidden="true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1.572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Bibliography_20_1" style:display-name="Bibliography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Object_20_index_20_1" style:display-name="Object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0.3929in" fo:margin-right="0in" fo:text-indent="0in" style:auto-text-indent="false"/>
    </style:style>
    <style:style style:name="Index_20_Separator" style:display-name="Index Separator" style:family="paragraph" loext:hidden="true" style:hidden="true" style:parent-style-name="Index" style:class="index">
      <style:paragraph-properties fo:margin-left="0in" fo:margin-right="0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1665in" fo:margin-bottom="0.0835in" style:contextual-spacing="false" text:number-lines="true" text:line-number="1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list-style-name="Outline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list-style-name="Outline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list-style-name="Outline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list-style-name="Outline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loext:hidden="true" style:hidden="true" style:parent-style-name="Heading" style:next-style-name="Text_20_body" style:default-outline-level="10" style:list-style-name="Outline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loext:hidden="true" style:hidden="true" style:parent-style-name="Text_20_body" style:class="text">
      <style:paragraph-properties fo:margin-left="1.5752in" fo:margin-right="0in" fo:text-indent="0in" style:auto-text-indent="false"/>
    </style:style>
    <style:style style:name="List_20_Indent" style:display-name="List Indent" style:family="paragraph" loext:hidden="true" style:hidden="true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Numbering_20_1" style:display-name="Numbering 1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Numbering_20_2" style:display-name="Numbering 2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Numbering_20_3" style:display-name="Numbering 3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Numbering_20_4" style:display-name="Numbering 4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Numbering_20_5" style:display-name="Numbering 5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in" fo:margin-right="0in" fo:text-indent="0.1965in" style:auto-text-indent="false"/>
    </style:style>
    <style:style style:name="Example" style:family="text" loext:hidden="true" style:hidden="true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loext:hidden="true" style:hidden="true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aption_20_characters" style:display-name="Caption characters" style:family="text" loext:hidden="true" style:hidden="true"/>
    <style:style style:name="Definition" style:family="text" loext:hidden="true" style:hidden="true"/>
    <style:style style:name="Endnote_20_anchor" style:display-name="Endnote anchor" style:family="text" loext:hidden="true" style:hidden="true">
      <style:text-properties style:text-position="super 58%"/>
    </style:style>
    <style:style style:name="Endnote_20_Symbol" style:display-name="Endnote Symbol" style:family="text" loext:hidden="true" style:hidden="true"/>
    <style:style style:name="Footnote_20_anchor" style:display-name="Footnote anchor" style:family="text" loext:hidden="true" style:hidden="true">
      <style:text-properties style:text-position="super 58%"/>
    </style:style>
    <style:style style:name="Footnote_20_Symbol" style:display-name="Footnote Symbol" style:family="text" loext:hidden="true" style:hidden="true"/>
    <style:style style:name="Drop_20_Caps" style:display-name="Drop Caps" style:family="text" loext:hidden="true" style:hidden="true"/>
    <style:style style:name="Teletype" style:family="text" loext:hidden="true" style:hidden="true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 loext:hidden="true" style:hidden="true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loext:hidden="true" style:hidden="true"/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Index_20_Link" style:display-name="Index Link" style:family="text" loext:hidden="true" style:hidden="true"/>
    <style:style style:name="Line_20_numbering" style:display-name="Line numbering" style:family="text" loext:hidden="true" style:hidden="true"/>
    <style:style style:name="Bullet_20_Symbols" style:display-name="Bullet Symbols" style:family="text" loext:hidden="true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 loext:hidden="true" style:hidden="true"/>
    <text:outline-style style:name="Outline">
      <text:outline-level-style text:level="1" text:style-name="Numbering_20_Symbols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0T12:24:08.858634160</meta:creation-date>
    <dc:title>Simple</dc:title>
    <meta:generator>LibreOffice/7.3.7.2$Linux_X86_64 LibreOffice_project/30$Build-2</meta:generator>
    <meta:editing-duration>PT16M26S</meta:editing-duration>
    <meta:editing-cycles>4</meta:editing-cycles>
    <dc:date>2025-06-10T14:21:57.838656332</dc:date>
    <meta:document-statistic meta:table-count="0" meta:image-count="0" meta:object-count="0" meta:page-count="1" meta:paragraph-count="12" meta:word-count="153" meta:character-count="705" meta:non-whitespace-character-count="563"/>
    <meta:template xlink:type="simple" xlink:actuate="onRequest" xlink:title="Simple" xlink:href="../../../../../usr/lib/libreoffice/share/template/common/styles/Simple.ott" meta:date="2025-06-10T12:24:08.228026502"/>
  </office:meta>
</office:document-meta>
</file>